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ntryTests.testCtorBailsOnWhitespacedPropertyNam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ntryTests.testCtorBailsOnNullPropertyNam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ntryTests.testCtorBailsOnEmptyPropertyNam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